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749" officeooo:paragraph-rsid="0000b749"/>
    </style:style>
    <style:style style:name="P2" style:family="paragraph" style:parent-style-name="Standard">
      <style:text-properties officeooo:paragraph-rsid="0000b749"/>
    </style:style>
    <style:style style:name="P3" style:family="paragraph" style:parent-style-name="Standard">
      <style:text-properties style:font-name="Times New Roman1" fo:font-size="14pt" fo:language="ru" fo:country="RU" officeooo:rsid="0001f0eb" officeooo:paragraph-rsid="0001f0eb" style:font-size-asian="12.25pt" style:font-size-complex="14pt"/>
    </style:style>
    <style:style style:name="P4" style:family="paragraph" style:parent-style-name="Standard">
      <style:text-properties style:font-name="Times New Roman1" fo:font-size="14pt" officeooo:rsid="0000b749" officeooo:paragraph-rsid="0000b749" style:font-size-asian="14pt" style:font-size-complex="14pt"/>
    </style:style>
    <style:style style:name="P5" style:family="paragraph" style:parent-style-name="Standard">
      <style:text-properties style:font-name="Times New Roman1" fo:font-size="11pt" fo:language="ru" fo:country="RU" officeooo:rsid="0001f0eb" officeooo:paragraph-rsid="0001f0eb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Courier New" fo:font-size="11pt" fo:language="ru" fo:country="RU" officeooo:rsid="0001f0eb" officeooo:paragraph-rsid="0001f0eb" style:font-size-asian="11pt" style:font-size-complex="11pt"/>
    </style:style>
    <style:style style:name="P8" style:family="paragraph" style:parent-style-name="Standard">
      <style:paragraph-properties fo:break-before="page"/>
      <style:text-properties style:font-name="Times New Roman1" fo:font-size="14pt" fo:language="ru" fo:country="RU" officeooo:rsid="0001f0eb" officeooo:paragraph-rsid="0001f0eb" style:font-size-asian="12.25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b749"/>
    </style:style>
    <style:style style:name="T3" style:family="text">
      <style:text-properties fo:language="ru" fo:country="RU" officeooo:rsid="000325d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25d7"/>
    </style:style>
    <style:style style:name="T6" style:family="text"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style:font-name="Courier New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style:font-name="Consolas" fo:letter-spacing="normal" fo:font-style="normal" fo:font-weight="normal"/>
    </style:style>
    <style:style style:name="T13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14" style:family="text">
      <style:text-properties style:font-name="Times New Roman1" fo:language="ru" fo:country="RU" officeooo:rsid="0000b749"/>
    </style:style>
    <style:style style:name="T15" style:family="text">
      <style:text-properties style:font-name="Times New Roman1" fo:font-size="14pt" fo:language="ru" fo:country="RU" officeooo:rsid="0000b749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Технолог</text:span><text:span text:style-name="T2">ия</text:span> <text:span text:style-name="T1">обрабо</text:span><text:span text:style-name="T2">т</text:span><text:span text:style-name="T1">ки</text:span> <text:span text:style-name="T1">да</text:span><text:span text:style-name="T2">н</text:span><text:span text:style-name="T1">ных</text:span></text:p>
      <text:p text:style-name="P1"><text:span text:style-name="T2"/></text:p>
      <text:p text:style-name="P4"><text:span text:style-name="T1">Используя </text:span><text:span text:style-name="T4">http </text:span><text:span text:style-name="T1">запросы мы получаем данные </text:span><text:span text:style-name="T3">в формате </text:span><text:span text:style-name="T5">Json </text:span><text:span text:style-name="T3">строки</text:span><text:span text:style-name="T1">.</text:span></text:p>
      <text:p text:style-name="P4"><text:span text:style-name="T1"/></text:p>
      <text:p text:style-name="P4"><text:span text:style-name="T1">Перед выводом в графический интерфейс полученный из запроса </text:span><text:span text:style-name="T4">Json </text:span><text:span text:style-name="T1">конвертируется в экземпляр требуемого класса.</text:span></text:p>
      <text:p text:style-name="P4"><text:span text:style-name="T1"/></text:p>
      <text:p text:style-name="P4"><text:span text:style-name="T1">Примеры приходящих </text:span><text:span text:style-name="T4">Json:</text:span></text:p>
      <text:p text:style-name="P4"><text:span text:style-name="T4"/></text:p>
      <text:p text:style-name="P2"><text:span text:style-name="T15">После удачной аутентификации в подтверждение сервер отправляет информация о пользователе вида:</text:span><text:span text:style-name="T2"><text:line-break/></text:span><text:span text:style-name="T6">{<text:tab/></text:span></text:p>
      <text:p text:style-name="P2"><text:span text:style-name="T6"><text:tab/>"id":"20100",</text:span></text:p>
      <text:p text:style-name="P2"><text:span text:style-name="T6"><text:tab/>"pin":"26627",</text:span></text:p>
      <text:p text:style-name="P2"><text:span text:style-name="T6"><text:tab/>"fio":"Свистов Антон Олегович",</text:span></text:p>
      <text:p text:style-name="P2"><text:span text:style-name="T6"><text:tab/>"admin_auth":"0",</text:span></text:p>
      <text:p text:style-name="P2"><text:span text:style-name="T6"><text:tab/>"editor_auth":"0",</text:span></text:p>
      <text:p text:style-name="P2"><text:span text:style-name="T6"><text:tab/>"user_type":"2",</text:span></text:p>
      <text:p text:style-name="P2"><text:span text:style-name="T6"><text:tab/>"first_auth":"0",</text:span></text:p>
      <text:p text:style-name="P2"><text:span text:style-name="T6"><text:tab/>"email":"</text:span><text:a xlink:type="simple" xlink:href="mailto:svistov.anton@mail.ru" text:style-name="Internet_20_link" text:visited-style-name="Visited_20_Internet_20_Link">svistov.anton@mail.ru</text:a><text:span text:style-name="T6">",</text:span></text:p>
      <text:p text:style-name="P2"><text:span text:style-name="T6"><text:tab/>"allowed":"1",</text:span></text:p>
      <text:p text:style-name="P2"><text:span text:style-name="T6"><text:tab/>"avatar":"Mfp8xR1F4sGv.jpg"</text:span></text:p>
      <text:p text:style-name="P2"><text:span text:style-name="T6">}</text:span></text:p>
      <text:p text:style-name="P3"><text:span text:style-name="T9">Позже эти данные используются для отображения профиля залогиненного пользователя.</text:span></text:p>
      <text:p text:style-name="P8"><text:span text:style-name="T9">На запрос расписание сервер высылает данные вида:<text:line-break/></text:span><text:span text:style-name="T7">{</text:span></text:p>
      <text:p text:style-name="P7"><text:span text:style-name="T10"><text:s text:c="2"/>"params": {</text:span></text:p>
      <text:p text:style-name="P7"><text:span text:style-name="T10"><text:s text:c="4"/>"date_from": "20200518",</text:span></text:p>
      <text:p text:style-name="P7"><text:span text:style-name="T10"><text:s text:c="4"/>"date_to": "20200524",</text:span></text:p>
      <text:p text:style-name="P7"><text:span text:style-name="T10"><text:s text:c="4"/>"week_number": "38",</text:span></text:p>
      <text:p text:style-name="P7"><text:span text:style-name="T10"><text:s text:c="4"/>"week_parity": "2",</text:span></text:p>
      <text:p text:style-name="P7"><text:span text:style-name="T10"><text:s text:c="4"/>"semester": "2"</text:span></text:p>
      <text:p text:style-name="P7"><text:span text:style-name="T10"><text:s text:c="2"/>},</text:span></text:p>
      <text:p text:style-name="P7"><text:span text:style-name="T10"><text:s text:c="2"/>"data": [</text:span></text:p>
      <text:p text:style-name="P7"><text:span text:style-name="T10"><text:s text:c="4"/>{</text:span></text:p>
      <text:p text:style-name="P7"><text:span text:style-name="T10"><text:s text:c="6"/>"daynum": "1",</text:span></text:p>
      <text:p text:style-name="P7"><text:span text:style-name="T10"><text:s text:c="6"/>"timenum": "5",</text:span></text:p>
      <text:p text:style-name="P7"><text:span text:style-name="T10"><text:s text:c="6"/>"weeknum": "3",</text:span></text:p>
      <text:p text:style-name="P7"><text:span text:style-name="T10"><text:s text:c="6"/>"lparam": "ККМТ, аудитория К304 (Гусятинер Леонид Борисович - Преддипломная практика - Практическое занятие СПО)",</text:span></text:p>
      <text:p text:style-name="P7"><text:span text:style-name="T10"><text:s text:c="6"/>"note": "Занятие проводится с помощью дистанционных технологий "</text:span></text:p>
      <text:p text:style-name="P7"><text:span text:style-name="T10"><text:s text:c="4"/>},</text:span></text:p>
      <text:p text:style-name="P7"><text:span text:style-name="T10"><text:s text:c="4"/>{</text:span></text:p>
      <text:p text:style-name="P7"><text:span text:style-name="T10"><text:s text:c="6"/>"daynum": "1",</text:span></text:p>
      <text:p text:style-name="P7"><text:span text:style-name="T10"><text:s text:c="6"/>"timenum": "6",</text:span></text:p>
      <text:p text:style-name="P7"><text:span text:style-name="T10"><text:s text:c="6"/>"weeknum": "3",</text:span></text:p>
      <text:p text:style-name="P7"><text:span text:style-name="T10"><text:s text:c="6"/>"lparam": "ККМТ, аудитория К304 (Гусятинер Леонид Борисович - Преддипломная практика - Практическое занятие СПО)",</text:span></text:p>
      <text:p text:style-name="P7"><text:span text:style-name="T10"><text:s text:c="6"/>"note": "Занятие проводится с помощью дистанционных технологий Занятия проводятся с элементами дистанционного обучения Занятия проходятся с элементами дистанционного обучения Практика проводится с элементами дистанционного обучения "</text:span></text:p>
      <text:p text:style-name="P7"><text:span text:style-name="T10"><text:s text:c="4"/>},</text:span></text:p>
      <text:p text:style-name="P7"><text:span text:style-name="T10"><text:s text:c="4"/>//... далее данные об остальных парах на неделе</text:span></text:p>
      <text:p text:style-name="P7"><text:span text:style-name="T10"><text:s text:c="2"/>],</text:span></text:p>
      <text:p text:style-name="P7"><text:span text:style-name="T10"><text:s text:c="2"/>"holydays": [</text:span></text:p>
      <text:p text:style-name="P7"><text:span text:style-name="T10"><text:s text:c="2"/>]</text:span></text:p>
      <text:p text:style-name="P7"><text:span text:style-name="T10">}</text:span></text:p>
      <text:p text:style-name="P7"><text:span text:style-name="T10"/></text:p>
      <text:p text:style-name="P7"><text:span text:style-name="T10"/></text:p>
      <text:p text:style-name="P5"><text:span text:style-name="T13">На зарос студенческого плана сервер высылает список состоящий и записей вида:</text:span><text:span text:style-name="T12"><text:line-break/></text:span><text:span text:style-name="T8">{</text:span></text:p>
      <text:p text:style-name="P7"><text:span text:style-name="T10"><text:s text:c="4"/>"Semester": "1",</text:span></text:p>
      <text:p text:style-name="P7"><text:span text:style-name="T10"><text:s text:c="4"/>"SubjCode": "7",</text:span></text:p>
      <text:p text:style-name="P7"><text:span text:style-name="T10"><text:s text:c="4"/>"SubjText": "Математика",</text:span></text:p>
      <text:p text:style-name="P7"><text:span text:style-name="T10"><text:s text:c="4"/>"GroupText": "П2-16",</text:span></text:p>
      <text:p text:style-name="P7"><text:span text:style-name="T10"><text:s text:c="4"/>"MarkTypeCode": "58",</text:span></text:p>
      <text:p text:style-name="P7"><text:span text:style-name="T10"><text:s text:c="4"/>"MarkTypeText": "ДФК СПО",</text:span></text:p>
      <text:p text:style-name="P7"><text:span text:style-name="T10"><text:s text:c="4"/>"YearInUcPlan": "2016",</text:span></text:p>
      <text:p text:style-name="P7"><text:span text:style-name="T10"><text:s text:c="4"/>"pin": "26627",</text:span></text:p>
      <text:p text:style-name="P7"><text:span text:style-name="T10"><text:s text:c="4"/>"mc": "5",</text:span></text:p>
      <text:p text:style-name="P7"><text:span text:style-name="T10"><text:s text:c="4"/>"pres": "Отлично",</text:span></text:p>
      <text:p text:style-name="P7"><text:span text:style-name="T10"><text:s text:c="4"/>"pres2": "5",</text:span></text:p>
      <text:p text:style-name="P7"><text:span text:style-name="T10"><text:s text:c="4"/>"tutor": " ",</text:span></text:p>
      <text:p text:style-name="P7"><text:span text:style-name="T10"><text:s text:c="4"/>"lesson": "1"</text:span></text:p>
      <text:p text:style-name="P7"><text:span text:style-name="T10"><text:s text:c="2"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 LibreOffice_project/747b5d0ebf89f41c860ec2a39efd7cb15b54f2d8</meta:generator>
    <dc:date>2020-05-19T14:04:13.496000000</dc:date>
    <meta:editing-duration>PT1M55S</meta:editing-duration>
    <meta:editing-cycles>1</meta:editing-cycles>
    <meta:document-statistic meta:table-count="0" meta:image-count="0" meta:object-count="0" meta:page-count="2" meta:paragraph-count="60" meta:word-count="219" meta:character-count="1945" meta:non-whitespace-character-count="1609"/>
  </office:meta>
</office:document-meta>
</file>